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lculation used by pulse_generator_pps_to_pio_delay() func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ulses Per Second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ys Cloc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Hz</text:p>
          </table:table-cell>
          <table:table-cell/>
          <table:table-cell table:formula="of:=[.C5]*1000000" office:value-type="float" office:value="125000000" calcext:value-type="float">
            <text:p>125000000</text:p>
          </table:table-cell>
          <table:table-cell office:value-type="string" calcext:value-type="string">
            <text:p>Sys Clk PPS</text:p>
          </table:table-cell>
        </table:table-row>
        <table:table-row table:style-name="ro1">
          <table:table-cell/>
          <table:table-cell office:value-type="string" calcext:value-type="string">
            <text:p>Sys Clock Div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F5]/[.C6]" office:value-type="float" office:value="2500000" calcext:value-type="float">
            <text:p>2500000</text:p>
          </table:table-cell>
          <table:table-cell office:value-type="string" calcext:value-type="string">
            <text:p>PIO Clk PPS</text:p>
          </table:table-cell>
        </table:table-row>
        <table:table-row table:style-name="ro1">
          <table:table-cell/>
          <table:table-cell office:value-type="string" calcext:value-type="string">
            <text:p>Loop overhead (cycle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ycle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equired delay</text:p>
          </table:table-cell>
          <table:table-cell table:formula="of:=(([.F6] / [.C3]) / 2) - ([.C7] / 2)" office:value-type="float" office:value="12496" calcext:value-type="float">
            <text:p>124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5:18:59.5079494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0:12:58.349190188</meta:creation-date>
    <meta:generator>LibreOffice/24.2.5.2$Linux_X86_64 LibreOffice_project/420$Build-2</meta:generator>
    <dc:date>2024-09-23T06:37:44.410834476</dc:date>
    <meta:editing-duration>PT18H18M21S</meta:editing-duration>
    <meta:editing-cycles>4</meta:editing-cycles>
    <meta:document-statistic meta:table-count="1" meta:cell-count="17" meta:object-count="0"/>
  </office:meta>
</office:document-meta>
</file>